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5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text-properties style:font-name="Segoe UI Semibold" fo:font-size="24pt" fo:font-style="italic" style:font-size-asian="24pt" style:font-style-asian="italic" style:font-size-complex="24pt" style:font-style-complex="italic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Segoe UI Semibold" fo:font-size="24pt" fo:font-style="italic" style:font-size-asian="24pt" style:font-style-asian="italic" style:font-size-complex="24pt" style:font-style-complex="italic"/>
    </style:style>
    <style:style style:name="T6" style:family="text">
      <style:text-properties style:font-name="Segoe UI Semibold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2cm" svg:x="1.524cm" svg:y="0.762cm">
          <draw:text-box>
            <text:p text:style-name="P1"><text:span text:style-name="T1">Epistle Reading</text:span></text:p>
            <text:p text:style-name="P1"><text:span text:style-name="T2">Romans 15:4–1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892cm" svg:height="6.263cm" svg:x="1.524cm" svg:y="0.762cm">
          <draw:text-box>
            <text:p text:style-name="P4"><text:span text:style-name="T3">4</text:span><text:span text:style-name="T4">For whatever was written in former days was written for our instruction, that through endurance and through the encouragement of the Scriptures we might have hop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4.892cm" svg:height="7.766cm" svg:x="1.524cm" svg:y="0.762cm">
          <draw:text-box>
            <text:p text:style-name="P4"><text:span text:style-name="T3">5</text:span><text:span text:style-name="T4">May the God of endurance and encouragement grant you to live in such harmony with one another, in accord with Christ Jesus, </text:span><text:span text:style-name="T3">6</text:span><text:span text:style-name="T4">that together you may with one voice glorify the God and Father of our Lord Jesus Chris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5" draw:layer="layout" svg:width="24.892cm" svg:height="7.766cm" svg:x="1.524cm" svg:y="0.762cm">
          <draw:text-box>
            <text:p><text:span text:style-name="T3">7</text:span><text:span text:style-name="T4">Therefore welcome one another as Christ has welcomed you, for the glory of God. </text:span><text:span text:style-name="T3">8</text:span><text:span text:style-name="T4">For I tell you that Christ became a servant to the circumcised to show God’s truthfulness, in order to confirm the promises given to the patriarchs, </text:span><text:span text:style-name="T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2" draw:layer="layout" svg:width="24.892cm" svg:height="6.263cm" svg:x="1.524cm" svg:y="0.762cm">
          <draw:text-box>
            <text:p text:style-name="P4"><text:span text:style-name="T3">9</text:span><text:span text:style-name="T4">and in order that the Gentiles might glorify God for his mercy. As it is written,</text:span></text:p>
            <text:p><text:span text:style-name="T4">“</text:span><text:span text:style-name="T4">Therefore I will praise you among the Gentiles,</text:span></text:p>
            <text:p><text:span text:style-name="T4">and sing to your name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2" draw:layer="layout" svg:width="24.892cm" svg:height="7.766cm" svg:x="1.524cm" svg:y="0.762cm">
          <draw:text-box>
            <text:p text:style-name="P4"><text:span text:style-name="T3">10</text:span><text:span text:style-name="T4">And again it is said,</text:span></text:p>
            <text:p><text:span text:style-name="T4">“</text:span><text:span text:style-name="T4">Rejoice, O Gentiles, with his people.”</text:span></text:p>
            <text:p><text:span text:style-name="T3">11</text:span><text:span text:style-name="T4">And again,</text:span></text:p>
            <text:p><text:span text:style-name="T4">“</text:span><text:span text:style-name="T4">Praise the Lord, all you Gentiles,</text:span></text:p>
            <text:p><text:span text:style-name="T4">and let all the peoples extol him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2" draw:layer="layout" svg:width="24.892cm" svg:height="6.263cm" svg:x="1.778cm" svg:y="0.827cm">
          <draw:text-box>
            <text:p text:style-name="P4"><text:span text:style-name="T3">12</text:span><text:span text:style-name="T4">And again Isaiah says,</text:span></text:p>
            <text:p><text:span text:style-name="T4">“</text:span><text:span text:style-name="T4">The root of Jesse will come,</text:span></text:p>
            <text:p><text:span text:style-name="T4">even he who arises to rule the Gentiles;</text:span></text:p>
            <text:p><text:span text:style-name="T4">in him will the Gentiles hope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5" draw:text-style-name="P2" draw:layer="layout" svg:width="24.892cm" svg:height="7.004cm" svg:x="1.778cm" svg:y="0.827cm">
          <draw:text-box>
            <text:p text:style-name="P4"><text:span text:style-name="T3">13</text:span><text:span text:style-name="T4">May the God of hope fill you with all joy and peace in believing, so that by the power of the Holy Spirit you may abound in hope.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1T10:37:18.857000000</meta:creation-date>
    <dc:date>2016-12-01T20:05:58.609000000</dc:date>
    <meta:editing-duration>PT9M6S</meta:editing-duration>
    <meta:editing-cycles>5</meta:editing-cycles>
    <meta:generator>LibreOffice/5.2.3.3$Windows_X86_64 LibreOffice_project/d54a8868f08a7b39642414cf2c8ef2f228f780cf</meta:generator>
    <meta:document-statistic meta:object-count="45"/>
  </office:meta>
</office:document-meta>
</file>